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899cm" table:align="left"/>
    </style:style>
    <style:style style:name="Tabela1.A" style:family="table-column">
      <style:table-column-properties style:column-width="1.813cm"/>
    </style:style>
    <style:style style:name="Tabela1.B" style:family="table-column">
      <style:table-column-properties style:column-width="4.962cm"/>
    </style:style>
    <style:style style:name="Tabela1.C" style:family="table-column">
      <style:table-column-properties style:column-width="7.12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 style:list-style-name="L3"/>
    <style:style style:name="P2" style:family="paragraph" style:parent-style-name="Heading_20_3" style:list-style-name="L7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O que é Arquitetura de Sistemas Distribuídos?</text:span></text:h>
      <text:p text:style-name="Text_20_body">A <text:span text:style-name="Strong_20_Emphasis">Arquitetura de Sistemas Distribuídos</text:span> é um modelo de organização de sistemas computacionais em que <text:span text:style-name="Strong_20_Emphasis">múltiplos computadores (ou nós)</text:span> trabalham juntos para fornecer um serviço unificado. Esses computadores são independentes, mas cooperam e se comunicam por meio de uma <text:span text:style-name="Strong_20_Emphasis">rede (geralmente a internet)</text:span>.</text:p>
      <text:h text:style-name="Heading_20_3" text:outline-level="3">Em resumo:</text:h>
      <text:p text:style-name="Quotations">Um sistema distribuído é um <text:span text:style-name="Strong_20_Emphasis">conjunto de computadores interconectados</text:span> que aparenta para o usuário como um <text:span text:style-name="Strong_20_Emphasis">único sistema</text:span>.</text:p>
      <text:p text:style-name="Horizontal_20_Line"/>
      <text:h text:style-name="Heading_20_2" text:outline-level="2"><text:span text:style-name="Strong_20_Emphasis">Características de Sistemas Distribuídos</text:span></text:h>
      <text:list text:style-name="L1">
        <text:list-item>
          <text:p text:style-name="P4"><text:span text:style-name="Strong_20_Emphasis">Transparência</text:span>:</text:p>
          <text:list>
            <text:list-item>
              <text:p text:style-name="P4">O usuário não precisa saber em qual máquina os dados ou os serviços estão.</text:p>
            </text:list-item>
            <text:list-item>
              <text:p text:style-name="P4">Tipos: de localização, acesso, concorrência, falhas, escalabilidade, etc.</text:p>
            </text:list-item>
          </text:list>
        </text:list-item>
        <text:list-item>
          <text:p text:style-name="P4"><text:span text:style-name="Strong_20_Emphasis">Escalabilidade</text:span>:</text:p>
          <text:list>
            <text:list-item>
              <text:p text:style-name="P4">Fácil de expandir: podemos adicionar mais computadores ao sistema para aumentar seu poder de processamento.</text:p>
            </text:list-item>
          </text:list>
        </text:list-item>
        <text:list-item>
          <text:p text:style-name="P4"><text:span text:style-name="Strong_20_Emphasis">Tolerância a falhas</text:span>:</text:p>
          <text:list>
            <text:list-item>
              <text:p text:style-name="P4">Mesmo que um nó falhe, o sistema continua funcionando (em parte ou completamente).</text:p>
            </text:list-item>
          </text:list>
        </text:list-item>
        <text:list-item>
          <text:p text:style-name="P4"><text:span text:style-name="Strong_20_Emphasis">Concorrência</text:span>:</text:p>
          <text:list>
            <text:list-item>
              <text:p text:style-name="P4">Vários processos podem ocorrer ao mesmo tempo, em diferentes nós.</text:p>
            </text:list-item>
          </text:list>
        </text:list-item>
        <text:list-item>
          <text:p text:style-name="P4"><text:span text:style-name="Strong_20_Emphasis">Heterogeneidade</text:span>:</text:p>
          <text:list>
            <text:list-item>
              <text:p text:style-name="P4">Permite que máquinas com diferentes sistemas operacionais e arquiteturas cooperem.</text:p>
            </text:list-item>
          </text:list>
        </text:list-item>
      </text:list>
      <text:p text:style-name="Horizontal_20_Line"/>
      <text:h text:style-name="Heading_20_2" text:outline-level="2"><text:span text:style-name="Strong_20_Emphasis">Componentes de uma Arquitetura Distribuída</text:span></text:h>
      <text:list text:style-name="L2">
        <text:list-item>
          <text:p text:style-name="P5"><text:span text:style-name="Strong_20_Emphasis">Clientes e Servidores</text:span>:</text:p>
          <text:list>
            <text:list-item>
              <text:p text:style-name="P5">O modelo mais comum, onde os <text:span text:style-name="Strong_20_Emphasis">clientes solicitam serviços</text:span> e os <text:span text:style-name="Strong_20_Emphasis">servidores respondem</text:span>.</text:p>
            </text:list-item>
          </text:list>
        </text:list-item>
        <text:list-item>
          <text:p text:style-name="P5"><text:span text:style-name="Strong_20_Emphasis">Nós (ou Hosts)</text:span>:</text:p>
          <text:list>
            <text:list-item>
              <text:p text:style-name="P5">Cada computador participante no sistema é um nó que executa parte da tarefa.</text:p>
            </text:list-item>
          </text:list>
        </text:list-item>
        <text:list-item>
          <text:p text:style-name="P5"><text:span text:style-name="Strong_20_Emphasis">Rede de comunicação</text:span>:</text:p>
          <text:list>
            <text:list-item>
              <text:p text:style-name="P5"><text:soft-page-break/>Pode ser local (LAN) ou remota (Internet), usando protocolos como HTTP, RPC, gRPC, etc.</text:p>
            </text:list-item>
          </text:list>
        </text:list-item>
        <text:list-item>
          <text:p text:style-name="P5"><text:span text:style-name="Strong_20_Emphasis">Middleware</text:span>:</text:p>
          <text:list>
            <text:list-item>
              <text:p text:style-name="P5">Camada de software que facilita a comunicação e gestão dos componentes distribuídos (ex: CORBA, Apache Kafka, gRPC, RabbitMQ).</text:p>
            </text:list-item>
          </text:list>
        </text:list-item>
      </text:list>
      <text:p text:style-name="Horizontal_20_Line"/>
      <text:h text:style-name="Heading_20_2" text:outline-level="2"><text:span text:style-name="Strong_20_Emphasis">Modelos de Arquitetura Distribuída</text:span></text:h>
      <text:list text:style-name="L3">
        <text:list-item>
          <text:list>
            <text:list-item>
              <text:list>
                <text:list-item>
                  <text:h text:style-name="P1" text:outline-level="3"><text:span text:style-name="Strong_20_Emphasis">Cliente-Servidor</text:span></text:h>
                </text:list-item>
              </text:list>
            </text:list-item>
            <text:list-item>
              <text:p text:style-name="P6">Cliente faz requisições e servidor responde.</text:p>
            </text:list-item>
            <text:list-item>
              <text:p text:style-name="P6">Ex: aplicações web tradicionais.</text:p>
              <text:list>
                <text:list-item>
                  <text:h text:style-name="P1" text:outline-level="3"><text:span text:style-name="Strong_20_Emphasis">Peer-to-Peer (P2P)</text:span></text:h>
                </text:list-item>
              </text:list>
            </text:list-item>
            <text:list-item>
              <text:p text:style-name="P6">Todos os nós são iguais (não há servidores fixos).</text:p>
            </text:list-item>
            <text:list-item>
              <text:p text:style-name="P6">Ex: BitTorrent, blockchain.</text:p>
              <text:list>
                <text:list-item>
                  <text:h text:style-name="P1" text:outline-level="3"><text:span text:style-name="Strong_20_Emphasis">Camadas (N-tier)</text:span></text:h>
                </text:list-item>
              </text:list>
            </text:list-item>
            <text:list-item>
              <text:p text:style-name="P6">Separação por camadas: apresentação, lógica de negócio e banco de dados.</text:p>
            </text:list-item>
            <text:list-item>
              <text:p text:style-name="P6">Ex: sistemas web modernos (frontend, backend, banco de dados).</text:p>
              <text:list>
                <text:list-item>
                  <text:h text:style-name="P1" text:outline-level="3"><text:span text:style-name="Strong_20_Emphasis">Microserviços</text:span></text:h>
                </text:list-item>
              </text:list>
            </text:list-item>
            <text:list-item>
              <text:p text:style-name="P6">Aplicação dividida em pequenos serviços independentes.</text:p>
            </text:list-item>
            <text:list-item>
              <text:p text:style-name="P6">Cada serviço executa uma função específica e se comunica por API.</text:p>
              <text:list>
                <text:list-item>
                  <text:h text:style-name="P1" text:outline-level="3"><text:span text:style-name="Strong_20_Emphasis">Arquitetura Orientada a Serviços (SOA)</text:span></text:h>
                </text:list-item>
              </text:list>
            </text:list-item>
            <text:list-item>
              <text:p text:style-name="P6">Foco na reutilização de serviços distribuídos via rede.</text:p>
            </text:list-item>
            <text:list-item>
              <text:p text:style-name="P6">Ex: web services SOAP/REST.</text:p>
            </text:list-item>
          </text:list>
        </text:list-item>
      </text:list>
      <text:p text:style-name="Horizontal_20_Line"/>
      <text:h text:style-name="Heading_20_2" text:outline-level="2"><text:span text:style-name="Strong_20_Emphasis">Exemplos de Uso em Sistemas Reais</text:span></text:h>
      <text:list text:style-name="L4">
        <text:list-item>
          <text:p text:style-name="P7"><text:span text:style-name="Strong_20_Emphasis">Google, Facebook, Amazon</text:span>: usam milhares de servidores distribuídos pelo mundo para entregar conteúdos com rapidez e confiabilidade.</text:p>
        </text:list-item>
        <text:list-item>
          <text:p text:style-name="P7"><text:span text:style-name="Strong_20_Emphasis">Netflix</text:span>: distribui vídeos por servidores em diferentes regiões (CDNs).</text:p>
        </text:list-item>
        <text:list-item>
          <text:p text:style-name="P7"><text:span text:style-name="Strong_20_Emphasis">Blockchain</text:span>: exemplo clássico de sistema P2P com nós distribuídos.</text:p>
        </text:list-item>
        <text:list-item>
          <text:p text:style-name="P7"><text:span text:style-name="Strong_20_Emphasis">Jogos online</text:span>: servidores distribuídos para baixa latência e alta disponibilidade.</text:p>
        </text:list-item>
      </text:list>
      <text:p text:style-name="Horizontal_20_Line"/>
      <text:p text:style-name="Text_20_body"><text:soft-page-break/>Se você quiser, posso também te mostrar um <text:span text:style-name="Strong_20_Emphasis">diagrama simples</text:span> de uma arquitetura distribuída ou te ajudar a montar um exemplo prático com código. Deseja seguir com isso?</text:p>
      <text:p text:style-name="Text_20_body">Claro! Vamos entender de forma clara e objetiva o que é a <text:span text:style-name="Strong_20_Emphasis">Arquitetura de Sistemas Distribuídos</text:span>, suas características e como ela funciona.</text:p>
      <text:p text:style-name="Horizontal_20_Line"/>
      <text:h text:style-name="Heading_20_2" text:outline-level="2"><text:span text:style-name="Strong_20_Emphasis">O que é Arquitetura de Sistemas Distribuídos?</text:span></text:h>
      <text:p text:style-name="Text_20_body">A <text:span text:style-name="Strong_20_Emphasis">Arquitetura de Sistemas Distribuídos</text:span> é um modelo de organização de sistemas computacionais em que <text:span text:style-name="Strong_20_Emphasis">múltiplos computadores (ou nós)</text:span> trabalham juntos para fornecer um serviço unificado. Esses computadores são independentes, mas cooperam e se comunicam por meio de uma <text:span text:style-name="Strong_20_Emphasis">rede (geralmente a internet)</text:span>.</text:p>
      <text:h text:style-name="Heading_20_3" text:outline-level="3">Em resumo:</text:h>
      <text:p text:style-name="Quotations">Um sistema distribuído é um <text:span text:style-name="Strong_20_Emphasis">conjunto de computadores interconectados</text:span> que aparenta para o usuário como um <text:span text:style-name="Strong_20_Emphasis">único sistema</text:span>.</text:p>
      <text:p text:style-name="Horizontal_20_Line"/>
      <text:h text:style-name="Heading_20_2" text:outline-level="2"><text:span text:style-name="Strong_20_Emphasis">Características de Sistemas Distribuídos</text:span></text:h>
      <text:list text:style-name="L5">
        <text:list-item>
          <text:p text:style-name="P8"><text:span text:style-name="Strong_20_Emphasis">Transparência</text:span>:</text:p>
          <text:list>
            <text:list-item>
              <text:p text:style-name="P8">O usuário não precisa saber em qual máquina os dados ou os serviços estão.</text:p>
            </text:list-item>
            <text:list-item>
              <text:p text:style-name="P8">Tipos: de localização, acesso, concorrência, falhas, escalabilidade, etc.</text:p>
            </text:list-item>
          </text:list>
        </text:list-item>
        <text:list-item>
          <text:p text:style-name="P8"><text:span text:style-name="Strong_20_Emphasis">Escalabilidade</text:span>:</text:p>
          <text:list>
            <text:list-item>
              <text:p text:style-name="P8">Fácil de expandir: podemos adicionar mais computadores ao sistema para aumentar seu poder de processamento.</text:p>
            </text:list-item>
          </text:list>
        </text:list-item>
        <text:list-item>
          <text:p text:style-name="P8"><text:span text:style-name="Strong_20_Emphasis">Tolerância a falhas</text:span>:</text:p>
          <text:list>
            <text:list-item>
              <text:p text:style-name="P8">Mesmo que um nó falhe, o sistema continua funcionando (em parte ou completamente).</text:p>
            </text:list-item>
          </text:list>
        </text:list-item>
        <text:list-item>
          <text:p text:style-name="P8"><text:span text:style-name="Strong_20_Emphasis">Concorrência</text:span>:</text:p>
          <text:list>
            <text:list-item>
              <text:p text:style-name="P8">Vários processos podem ocorrer ao mesmo tempo, em diferentes nós.</text:p>
            </text:list-item>
          </text:list>
        </text:list-item>
        <text:list-item>
          <text:p text:style-name="P8"><text:span text:style-name="Strong_20_Emphasis">Heterogeneidade</text:span>:</text:p>
          <text:list>
            <text:list-item>
              <text:p text:style-name="P8">Permite que máquinas com diferentes sistemas operacionais e arquiteturas cooperem.</text:p>
            </text:list-item>
          </text:list>
        </text:list-item>
      </text:list>
      <text:p text:style-name="Horizontal_20_Line"/>
      <text:h text:style-name="Heading_20_2" text:outline-level="2"><text:span text:style-name="Strong_20_Emphasis">Componentes de uma Arquitetura Distribuída</text:span></text:h>
      <text:list text:style-name="L6">
        <text:list-item>
          <text:p text:style-name="P9"><text:span text:style-name="Strong_20_Emphasis">Clientes e Servidores</text:span>:</text:p>
          <text:list>
            <text:list-item>
              <text:p text:style-name="P9">O modelo mais comum, onde os <text:span text:style-name="Strong_20_Emphasis">clientes solicitam serviços</text:span> e os <text:span text:style-name="Strong_20_Emphasis">servidores respondem</text:span>.</text:p>
            </text:list-item>
          </text:list>
        </text:list-item>
        <text:list-item>
          <text:p text:style-name="P9"><text:soft-page-break/><text:span text:style-name="Strong_20_Emphasis">Nós (ou Hosts)</text:span>:</text:p>
          <text:list>
            <text:list-item>
              <text:p text:style-name="P9">Cada computador participante no sistema é um nó que executa parte da tarefa.</text:p>
            </text:list-item>
          </text:list>
        </text:list-item>
        <text:list-item>
          <text:p text:style-name="P9"><text:span text:style-name="Strong_20_Emphasis">Rede de comunicação</text:span>:</text:p>
          <text:list>
            <text:list-item>
              <text:p text:style-name="P9">Pode ser local (LAN) ou remota (Internet), usando protocolos como HTTP, RPC, gRPC, etc.</text:p>
            </text:list-item>
          </text:list>
        </text:list-item>
        <text:list-item>
          <text:p text:style-name="P9"><text:span text:style-name="Strong_20_Emphasis">Middleware</text:span>:</text:p>
          <text:list>
            <text:list-item>
              <text:p text:style-name="P9">Camada de software que facilita a comunicação e gestão dos componentes distribuídos (ex: CORBA, Apache Kafka, gRPC, RabbitMQ).</text:p>
            </text:list-item>
          </text:list>
        </text:list-item>
      </text:list>
      <text:p text:style-name="Horizontal_20_Line"/>
      <text:h text:style-name="Heading_20_2" text:outline-level="2"><text:span text:style-name="Strong_20_Emphasis">Modelos de Arquitetura Distribuída</text:span></text:h>
      <text:list text:style-name="L7">
        <text:list-item>
          <text:list>
            <text:list-item>
              <text:list>
                <text:list-item>
                  <text:h text:style-name="P2" text:outline-level="3"><text:span text:style-name="Strong_20_Emphasis">Cliente-Servidor</text:span></text:h>
                </text:list-item>
              </text:list>
            </text:list-item>
            <text:list-item>
              <text:p text:style-name="P10">Cliente faz requisições e servidor responde.</text:p>
            </text:list-item>
            <text:list-item>
              <text:p text:style-name="P10">Ex: aplicações web tradicionais.</text:p>
              <text:list>
                <text:list-item>
                  <text:h text:style-name="P2" text:outline-level="3"><text:span text:style-name="Strong_20_Emphasis">Peer-to-Peer (P2P)</text:span></text:h>
                </text:list-item>
              </text:list>
            </text:list-item>
            <text:list-item>
              <text:p text:style-name="P10">Todos os nós são iguais (não há servidores fixos).</text:p>
            </text:list-item>
            <text:list-item>
              <text:p text:style-name="P10">Ex: BitTorrent, blockchain.</text:p>
              <text:list>
                <text:list-item>
                  <text:h text:style-name="P2" text:outline-level="3"><text:span text:style-name="Strong_20_Emphasis">Camadas (N-tier)</text:span></text:h>
                </text:list-item>
              </text:list>
            </text:list-item>
            <text:list-item>
              <text:p text:style-name="P10">Separação por camadas: apresentação, lógica de negócio e banco de dados.</text:p>
            </text:list-item>
            <text:list-item>
              <text:p text:style-name="P10">Ex: sistemas web modernos (frontend, backend, banco de dados).</text:p>
              <text:list>
                <text:list-item>
                  <text:h text:style-name="P2" text:outline-level="3"><text:span text:style-name="Strong_20_Emphasis">Microserviços</text:span></text:h>
                </text:list-item>
              </text:list>
            </text:list-item>
            <text:list-item>
              <text:p text:style-name="P10">Aplicação dividida em pequenos serviços independentes.</text:p>
            </text:list-item>
            <text:list-item>
              <text:p text:style-name="P10">Cada serviço executa uma função específica e se comunica por API.</text:p>
              <text:list>
                <text:list-item>
                  <text:h text:style-name="P2" text:outline-level="3"><text:span text:style-name="Strong_20_Emphasis">Arquitetura Orientada a Serviços (SOA)</text:span></text:h>
                </text:list-item>
              </text:list>
            </text:list-item>
            <text:list-item>
              <text:p text:style-name="P10">Foco na reutilização de serviços distribuídos via rede.</text:p>
            </text:list-item>
            <text:list-item>
              <text:p text:style-name="P10">Ex: web services SOAP/REST.</text:p>
            </text:list-item>
          </text:list>
        </text:list-item>
      </text:list>
      <text:p text:style-name="Horizontal_20_Line"/>
      <text:h text:style-name="Heading_20_2" text:outline-level="2"><text:span text:style-name="Strong_20_Emphasis">Exemplos de Uso em Sistemas Reais</text:span></text:h>
      <text:list text:style-name="L8">
        <text:list-item>
          <text:p text:style-name="P11"><text:span text:style-name="Strong_20_Emphasis">Google, Facebook, Amazon</text:span>: usam milhares de servidores distribuídos pelo mundo para entregar conteúdos com rapidez e confiabilidade.</text:p>
        </text:list-item>
        <text:list-item>
          <text:p text:style-name="P11"><text:span text:style-name="Strong_20_Emphasis">Netflix</text:span>: distribui vídeos por servidores em diferentes regiões (CDNs).</text:p>
        </text:list-item>
        <text:list-item>
          <text:p text:style-name="P11"><text:soft-page-break/><text:span text:style-name="Strong_20_Emphasis">Blockchain</text:span>: exemplo clássico de sistema P2P com nós distribuídos.</text:p>
        </text:list-item>
        <text:list-item>
          <text:p text:style-name="P11"><text:span text:style-name="Strong_20_Emphasis">Jogos online</text:span>: servidores distribuídos para baixa latência e alta disponibilidade.</text:p>
        </text:list-item>
      </text:list>
      <text:p text:style-name="Horizontal_20_Line"/>
      <text:p text:style-name="Text_20_body">Se você quiser, posso também te mostrar um <text:span text:style-name="Strong_20_Emphasis">diagrama simples</text:span> de uma arquitetura distribuída ou te ajudar a montar um exemplo prático com código. Deseja seguir com isso?</text:p>
      <text:p text:style-name="Text_20_body">Perfeito! Vamos fazer a ligação entre <text:span text:style-name="Strong_20_Emphasis">Arquitetura de Sistemas Distribuídos</text:span> e o uso do <text:span text:style-name="Strong_20_Emphasis">Docker</text:span> para rodar um <text:span text:style-name="Strong_20_Emphasis">servidor de aplicações web em PHP</text:span>.</text:p>
      <text:p text:style-name="Horizontal_20_Line"/>
      <text:h text:style-name="Heading_20_2" text:outline-level="2">🔗 <text:span text:style-name="Strong_20_Emphasis">Ligação: Arquitetura Distribuída + Docker + PHP</text:span></text:h>
      <text:p text:style-name="Text_20_body">Em um <text:span text:style-name="Strong_20_Emphasis">sistema distribuído moderno</text:span>, é comum utilizar <text:span text:style-name="Strong_20_Emphasis">containers</text:span> (como os do <text:span text:style-name="Strong_20_Emphasis">Docker</text:span>) para isolar e executar partes do sistema (como servidores web, bancos de dados, APIs, etc.). O Docker permite empacotar uma aplicação (por exemplo, um site PHP) junto com todas as suas dependências e executá-la <text:span text:style-name="Strong_20_Emphasis">em qualquer máquina</text:span>, de forma leve e portátil.</text:p>
      <text:p text:style-name="Quotations">Em uma arquitetura distribuída, você pode ter vários containers Docker rodando em diferentes máquinas (ou servidores na nuvem), formando um <text:span text:style-name="Strong_20_Emphasis">sistema escalável e tolerante a falhas</text:span>.</text:p>
      <text:p text:style-name="Horizontal_20_Line"/>
      <text:h text:style-name="Heading_20_2" text:outline-level="2">✅ <text:span text:style-name="Strong_20_Emphasis">Objetivo: Criar um container Docker que funcione como servidor web para aplicações PHP</text:span></text:h>
      <text:p text:style-name="Text_20_body">Abaixo estão os <text:span text:style-name="Strong_20_Emphasis">comandos principais</text:span> para:</text:p>
      <text:list text:style-name="L9">
        <text:list-item>
          <text:p text:style-name="P12">Instalar o Docker</text:p>
        </text:list-item>
        <text:list-item>
          <text:p text:style-name="P12">Criar e rodar um container com PHP e servidor web (como Apache)</text:p>
        </text:list-item>
        <text:list-item>
          <text:p text:style-name="P12">Manter e gerenciar esse container</text:p>
        </text:list-item>
      </text:list>
      <text:p text:style-name="Horizontal_20_Line"/>
      <text:h text:style-name="Heading_20_3" text:outline-level="3">📥 1. <text:span text:style-name="Strong_20_Emphasis">Instalação do Docker</text:span> (ex: Ubuntu)</text:h>
      <text:p text:style-name="Preformatted_20_Text"><text:span text:style-name="Source_20_Text">sudo apt update</text:span></text:p>
      <text:p text:style-name="Preformatted_20_Text"><text:span text:style-name="Source_20_Text">sudo apt install -y docker.io</text:span></text:p>
      <text:p text:style-name="Preformatted_20_Text"><text:span text:style-name="Source_20_Text">sudo systemctl start docker</text:span></text:p>
      <text:p text:style-name="P3"><text:span text:style-name="Source_20_Text">sudo systemctl enable docker</text:span></text:p>
      <text:p text:style-name="Quotations">Verifique se o Docker está funcionando:</text:p>
      <text:p text:style-name="P3"><text:span text:style-name="Source_20_Text">docker --version</text:span></text:p>
      <text:p text:style-name="Horizontal_20_Line"/>
      <text:h text:style-name="Heading_20_3" text:outline-level="3"><text:soft-page-break/>🛠 2. <text:span text:style-name="Strong_20_Emphasis">Criar um container com Apache + PHP</text:span></text:h>
      <text:h text:style-name="Heading_20_4" text:outline-level="4">Opção A: Usar imagem pronta do Docker Hub</text:h>
      <text:p text:style-name="P3"><text:span text:style-name="Source_20_Text">docker run -d -p 8080:80 --name servidor-php -v "$PWD":/var/www/html php:8.2-apache</text:span></text:p>
      <text:p text:style-name="Text_20_body">Explicando:</text:p>
      <text:list text:style-name="L10">
        <text:list-item>
          <text:p text:style-name="P13"><text:span text:style-name="Source_20_Text">-d</text:span>: roda em segundo plano</text:p>
        </text:list-item>
        <text:list-item>
          <text:p text:style-name="P13"><text:span text:style-name="Source_20_Text">-p 8080:80</text:span>: redireciona a porta 80 do container para a 8080 do host</text:p>
        </text:list-item>
        <text:list-item>
          <text:p text:style-name="P13"><text:span text:style-name="Source_20_Text">-v "$PWD":/var/www/html</text:span>: monta seu diretório atual como pasta do site no container</text:p>
        </text:list-item>
        <text:list-item>
          <text:p text:style-name="P13"><text:span text:style-name="Source_20_Text">php:8.2-apache</text:span>: imagem oficial do PHP com Apache</text:p>
        </text:list-item>
      </text:list>
      <text:p text:style-name="Text_20_body">Agora, se você abrir <text:span text:style-name="Source_20_Text">http://localhost:8080</text:span>, verá sua aplicação PHP rodando no container.</text:p>
      <text:p text:style-name="Horizontal_20_Line"/>
      <text:h text:style-name="Heading_20_3" text:outline-level="3">📦 3. <text:span text:style-name="Strong_20_Emphasis">Criar sua própria imagem com um Dockerfile (opcional)</text:span></text:h>
      <text:p text:style-name="Text_20_body">Se quiser personalizar:</text:p>
      <text:p text:style-name="Text_20_body"><text:span text:style-name="Strong_20_Emphasis">Dockerfile</text:span></text:p>
      <text:p text:style-name="Preformatted_20_Text"><text:span text:style-name="Source_20_Text">FROM php:8.2-apache</text:span></text:p>
      <text:p text:style-name="P3"><text:span text:style-name="Source_20_Text">COPY . /var/www/html/</text:span></text:p>
      <text:p text:style-name="Text_20_body">Então:</text:p>
      <text:p text:style-name="Preformatted_20_Text"><text:span text:style-name="Source_20_Text">docker build -t meu-php-server .</text:span></text:p>
      <text:p text:style-name="P3"><text:span text:style-name="Source_20_Text">docker run -d -p 8080:80 --name meu-container meu-php-server</text:span></text:p>
      <text:p text:style-name="Horizontal_20_Line"/>
      <text:h text:style-name="Heading_20_3" text:outline-level="3">🔧 4. <text:span text:style-name="Strong_20_Emphasis">Manutenção e gerenciamento</text:span></text:h>
      <text:list text:style-name="L11">
        <text:list-item>
          <text:p text:style-name="P14"><text:span text:style-name="Strong_20_Emphasis">Ver containers ativos:</text:span></text:p>
        </text:list-item>
      </text:list>
      <text:p text:style-name="P3"><text:span text:style-name="Source_20_Text">docker ps</text:span></text:p>
      <text:list text:style-name="L12">
        <text:list-item>
          <text:p text:style-name="P15"><text:span text:style-name="Strong_20_Emphasis">Parar um container:</text:span></text:p>
        </text:list-item>
      </text:list>
      <text:p text:style-name="P3"><text:span text:style-name="Source_20_Text">docker stop servidor-php</text:span></text:p>
      <text:list text:style-name="L13">
        <text:list-item>
          <text:p text:style-name="P16"><text:span text:style-name="Strong_20_Emphasis">Reiniciar:</text:span></text:p>
        </text:list-item>
      </text:list>
      <text:p text:style-name="P3"><text:span text:style-name="Source_20_Text">docker start servidor-php</text:span></text:p>
      <text:list text:style-name="L14">
        <text:list-item>
          <text:p text:style-name="P17"><text:span text:style-name="Strong_20_Emphasis">Ver logs da aplicação:</text:span></text:p>
        </text:list-item>
      </text:list>
      <text:p text:style-name="P3"><text:span text:style-name="Source_20_Text">docker logs servidor-php</text:span></text:p>
      <text:list text:style-name="L15">
        <text:list-item>
          <text:p text:style-name="P18"><text:span text:style-name="Strong_20_Emphasis">Acessar o terminal do container:</text:span></text:p>
        </text:list-item>
      </text:list>
      <text:p text:style-name="P3"><text:span text:style-name="Source_20_Text">docker exec -it servidor-php bash</text:span></text:p>
      <text:p text:style-name="Horizontal_20_Line"/>
      <text:h text:style-name="Heading_20_2" text:outline-level="2"><text:soft-page-break/>🌐 Ligação com sistemas distribuídos</text:h>
      <text:p text:style-name="Text_20_body">Se você rodar múltiplos containers (em diferentes servidores, com balanceamento de carga, por exemplo), você estará construindo uma <text:span text:style-name="Strong_20_Emphasis">infraestrutura distribuída de aplicações web</text:span> — cada container funcionando como um nó da arquitetura.</text:p>
      <text:p text:style-name="Horizontal_20_Line"/>
      <text:p text:style-name="Text_20_body">Se quiser, posso te mostrar também como escalar isso com <text:span text:style-name="Strong_20_Emphasis">Docker Compose</text:span> ou orquestrar com <text:span text:style-name="Strong_20_Emphasis">Kubernetes</text:span>, muito usados em sistemas distribuídos maiores. Quer avançar para isso?</text:p>
      <text:p text:style-name="Text_20_body">Beleza! Vou te mostrar a <text:span text:style-name="Strong_20_Emphasis">ligação entre Sistemas Distribuídos, Docker, PHP e APIs</text:span>, explicando de forma clara como as <text:span text:style-name="Strong_20_Emphasis">APIs funcionam</text:span> e por que elas são essenciais em arquiteturas distribuídas.</text:p>
      <text:p text:style-name="Horizontal_20_Line"/>
      <text:h text:style-name="Heading_20_2" text:outline-level="2">🔗 Ligação: Sistemas Distribuídos + Docker + PHP + APIs</text:h>
      <text:h text:style-name="Heading_20_3" text:outline-level="3">1. <text:span text:style-name="Strong_20_Emphasis">O que é uma API?</text:span></text:h>
      <text:p text:style-name="Text_20_body">API (Interface de Programação de Aplicações, do inglês <text:span text:style-name="Emphasis">Application Programming Interface</text:span>) é um conjunto de regras e protocolos que permite a comunicação entre diferentes sistemas, aplicações ou componentes.</text:p>
      <text:p text:style-name="Text_20_body">No contexto de sistemas distribuídos e containers Docker com PHP, uma API é o <text:span text:style-name="Strong_20_Emphasis">ponto de comunicação</text:span> para que diferentes partes do sistema (que podem estar em máquinas distintas) troquem informações e funcionem de forma integrada.</text:p>
      <text:p text:style-name="Horizontal_20_Line"/>
      <text:h text:style-name="Heading_20_3" text:outline-level="3">2. <text:span text:style-name="Strong_20_Emphasis">Como funciona uma API?</text:span></text:h>
      <text:list text:style-name="L16">
        <text:list-item>
          <text:p text:style-name="P19">Uma aplicação (cliente) envia uma <text:span text:style-name="Strong_20_Emphasis">requisição</text:span> para a API, geralmente via HTTP.</text:p>
        </text:list-item>
        <text:list-item>
          <text:p text:style-name="P19">A API processa essa requisição (por exemplo, consulta um banco de dados, executa uma lógica em PHP).</text:p>
        </text:list-item>
        <text:list-item>
          <text:p text:style-name="P19">A API retorna uma <text:span text:style-name="Strong_20_Emphasis">resposta</text:span> (normalmente em JSON ou XML) para o cliente.</text:p>
        </text:list-item>
      </text:list>
      <text:p text:style-name="Text_20_body">Exemplo simplificado do fluxo:</text:p>
      <text:p text:style-name="Preformatted_20_Text"><text:span text:style-name="Source_20_Text">Cliente (browser/app) <text:s/>---&gt; <text:s/>[Requisição HTTP] <text:s/>---&gt; <text:s/>Servidor/API (container Docker rodando PHP)</text:span></text:p>
      <text:p text:style-name="P3"><text:span text:style-name="Source_20_Text"><text:s text:c="25"/>&lt;--- [Resposta JSON] <text:s text:c="2"/>&lt;---</text:span></text:p>
      <text:p text:style-name="Horizontal_20_Line"/>
      <text:h text:style-name="Heading_20_3" text:outline-level="3">3. <text:span text:style-name="Strong_20_Emphasis">APIs em sistemas distribuídos</text:span></text:h>
      <text:list text:style-name="L17">
        <text:list-item>
          <text:p text:style-name="P20">Em sistemas distribuídos, APIs são usadas para <text:span text:style-name="Strong_20_Emphasis">integrar diferentes serviços</text:span> que podem estar em containers distintos, em servidores diferentes ou até mesmo em provedores distintos (cloud, on-premises).</text:p>
        </text:list-item>
        <text:list-item>
          <text:p text:style-name="P20">Isso permite modularidade, escalabilidade e manutenção facilitada, pois cada serviço tem sua API bem definida.</text:p>
        </text:list-item>
      </text:list>
      <text:p text:style-name="Horizontal_20_Line"><text:soft-page-break/></text:p>
      <text:h text:style-name="Heading_20_3" text:outline-level="3">4. <text:span text:style-name="Strong_20_Emphasis">Exemplo prático com PHP em Docker</text:span></text:h>
      <text:p text:style-name="Text_20_body">Imagine que você tem um container Docker rodando um servidor PHP que expõe uma API REST:</text:p>
      <text:list text:style-name="L18">
        <text:list-item>
          <text:p text:style-name="P21">O container recebe uma requisição GET para <text:span text:style-name="Source_20_Text">http://localhost:8080/api/usuarios</text:span></text:p>
        </text:list-item>
        <text:list-item>
          <text:p text:style-name="P21">O PHP processa essa requisição, busca dados no banco, e retorna um JSON com a lista de usuários</text:p>
        </text:list-item>
        <text:list-item>
          <text:p text:style-name="P21">Outro serviço (por exemplo, um frontend React rodando em outro container ou máquina) consome essa API para mostrar os dados ao usuário</text:p>
        </text:list-item>
      </text:list>
      <text:p text:style-name="Horizontal_20_Line"/>
      <text:h text:style-name="Heading_20_3" text:outline-level="3">5. <text:span text:style-name="Strong_20_Emphasis">Por que usar APIs?</text:span></text:h>
      <text:list text:style-name="L19">
        <text:list-item>
          <text:p text:style-name="P22"><text:span text:style-name="Strong_20_Emphasis">Separação de responsabilidades:</text:span> Frontend, backend e banco de dados podem ser desenvolvidos e mantidos separadamente.</text:p>
        </text:list-item>
        <text:list-item>
          <text:p text:style-name="P22"><text:span text:style-name="Strong_20_Emphasis">Interoperabilidade:</text:span> Diferentes tecnologias podem conversar entre si (ex: app mobile, site, microserviços).</text:p>
        </text:list-item>
        <text:list-item>
          <text:p text:style-name="P22"><text:span text:style-name="Strong_20_Emphasis">Escalabilidade:</text:span> Cada serviço com API pode ser escalado independentemente.</text:p>
        </text:list-item>
        <text:list-item>
          <text:p text:style-name="P22"><text:span text:style-name="Strong_20_Emphasis">Flexibilidade:</text:span> Fácil integração com terceiros ou novos módulos.</text:p>
        </text:list-item>
      </text:list>
      <text:p text:style-name="Horizontal_20_Line"/>
      <text:p text:style-name="Text_20_body">Se quiser, posso te ajudar a montar um exemplo simples de API em PHP rodando em Docker, ou até um passo a passo para criar e consumir uma API. Quer?</text:p>
      <text:p text:style-name="Text_20_body">Claro! Vamos fazer a ligação entre <text:span text:style-name="Strong_20_Emphasis">APIs, Docker, PHP e o Postman</text:span> — mostrando como essas ferramentas e conceitos se conectam no desenvolvimento e teste de sistemas distribuídos.</text:p>
      <text:p text:style-name="Horizontal_20_Line"/>
      <text:h text:style-name="Heading_20_2" text:outline-level="2">🔗 Ligação: APIs + PHP (Docker) + Postman</text:h>
      <text:h text:style-name="Heading_20_3" text:outline-level="3">1. <text:span text:style-name="Strong_20_Emphasis">Postman: o que é?</text:span></text:h>
      <text:p text:style-name="Text_20_body">O <text:span text:style-name="Strong_20_Emphasis">Postman</text:span> é uma ferramenta popular para <text:span text:style-name="Strong_20_Emphasis">testar, desenvolver e documentar APIs</text:span>. Ele permite que você faça requisições HTTP (GET, POST, PUT, DELETE etc.) para qualquer API e visualize a resposta de forma organizada.</text:p>
      <text:h text:style-name="Heading_20_3" text:outline-level="3">2. <text:span text:style-name="Strong_20_Emphasis">Por que usar o Postman em sistemas com APIs?</text:span></text:h>
      <text:list text:style-name="L20">
        <text:list-item>
          <text:p text:style-name="P23"><text:span text:style-name="Strong_20_Emphasis">Testar endpoints da API</text:span>: Você pode verificar se a API está funcionando corretamente, sem precisar de uma interface gráfica ou frontend pronto.</text:p>
        </text:list-item>
        <text:list-item>
          <text:p text:style-name="P23"><text:span text:style-name="Strong_20_Emphasis">Depurar e validar</text:span>: Facilita encontrar erros na API, conferir respostas e headers, testar diferentes cenários.</text:p>
        </text:list-item>
        <text:list-item>
          <text:p text:style-name="P23"><text:soft-page-break/><text:span text:style-name="Strong_20_Emphasis">Documentar APIs</text:span>: Ajuda a criar coleções de testes que documentam o funcionamento dos endpoints.</text:p>
        </text:list-item>
        <text:list-item>
          <text:p text:style-name="P23"><text:span text:style-name="Strong_20_Emphasis">Automatizar testes</text:span>: Permite rodar scripts para validar APIs de forma automática.</text:p>
        </text:list-item>
      </text:list>
      <text:p text:style-name="Horizontal_20_Line"/>
      <text:h text:style-name="Heading_20_3" text:outline-level="3">3. <text:span text:style-name="Strong_20_Emphasis">Ligação com Docker e PHP</text:span></text:h>
      <text:p text:style-name="Text_20_body">Imagine que você tem uma aplicação PHP rodando num container Docker que expõe uma API REST.</text:p>
      <text:list text:style-name="L21">
        <text:list-item>
          <text:p text:style-name="P24">Com o <text:span text:style-name="Strong_20_Emphasis">Postman</text:span>, você pode enviar requisições para essa API, por exemplo:</text:p>
          <text:list>
            <text:list-item>
              <text:p text:style-name="P24"><text:span text:style-name="Source_20_Text">GET http://localhost:8080/api/usuarios</text:span> para listar usuários.</text:p>
            </text:list-item>
            <text:list-item>
              <text:p text:style-name="P24"><text:span text:style-name="Source_20_Text">POST http://localhost:8080/api/usuarios</text:span> para criar um usuário.</text:p>
            </text:list-item>
          </text:list>
        </text:list-item>
        <text:list-item>
          <text:p text:style-name="P24">O Postman envia a requisição ao container, que processa com PHP e retorna os dados.</text:p>
        </text:list-item>
      </text:list>
      <text:p text:style-name="Horizontal_20_Line"/>
      <text:h text:style-name="Heading_20_3" text:outline-level="3">4. <text:span text:style-name="Strong_20_Emphasis">Fluxo prático</text:span></text:h>
      <text:list text:style-name="L22">
        <text:list-item>
          <text:p text:style-name="P25">Você <text:span text:style-name="Strong_20_Emphasis">desenvolve a API em PHP</text:span>.</text:p>
        </text:list-item>
        <text:list-item>
          <text:p text:style-name="P25"><text:span text:style-name="Strong_20_Emphasis">Empacota e roda no Docker</text:span> (ex: servidor Apache + PHP).</text:p>
        </text:list-item>
        <text:list-item>
          <text:p text:style-name="P25">Com o <text:span text:style-name="Strong_20_Emphasis">Postman</text:span>, você faz requisições para testar as rotas da API.</text:p>
        </text:list-item>
        <text:list-item>
          <text:p text:style-name="P25">Ajusta seu código PHP conforme resultados no Postman.</text:p>
        </text:list-item>
        <text:list-item>
          <text:p text:style-name="P25">Quando tudo está OK, a API está pronta para ser consumida por clientes reais (apps, frontends, outros serviços).</text:p>
        </text:list-item>
      </text:list>
      <text:p text:style-name="Horizontal_20_Line"/>
      <text:h text:style-name="Heading_20_3" text:outline-level="3">5. <text:span text:style-name="Strong_20_Emphasis">Resumo da ligação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onceito</text:p>
            </table:table-cell>
            <table:table-cell table:style-name="Tabela1.A1" office:value-type="string">
              <text:p text:style-name="Table_20_Heading">Função</text:p>
            </table:table-cell>
            <table:table-cell table:style-name="Tabela1.A1" office:value-type="string">
              <text:p text:style-name="Table_20_Heading">Exemplo prátic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API</text:span></text:p>
          </table:table-cell>
          <table:table-cell table:style-name="Tabela1.A1" office:value-type="string">
            <text:p text:style-name="Table_20_Contents">Interface para comunicação</text:p>
          </table:table-cell>
          <table:table-cell table:style-name="Tabela1.A1" office:value-type="string">
            <text:p text:style-name="Table_20_Contents">API REST em PHP no Docke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ocker</text:span></text:p>
          </table:table-cell>
          <table:table-cell table:style-name="Tabela1.A1" office:value-type="string">
            <text:p text:style-name="Table_20_Contents">Ambiente isolado e portátil</text:p>
          </table:table-cell>
          <table:table-cell table:style-name="Tabela1.A1" office:value-type="string">
            <text:p text:style-name="Table_20_Contents">Container rodando servidor PHP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HP</text:span></text:p>
          </table:table-cell>
          <table:table-cell table:style-name="Tabela1.A1" office:value-type="string">
            <text:p text:style-name="Table_20_Contents">Backend que processa API</text:p>
          </table:table-cell>
          <table:table-cell table:style-name="Tabela1.A1" office:value-type="string">
            <text:p text:style-name="Table_20_Contents">Código PHP que responde a requisiçõe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ostman</text:span></text:p>
          </table:table-cell>
          <table:table-cell table:style-name="Tabela1.A1" office:value-type="string">
            <text:p text:style-name="Table_20_Contents">Ferramenta de teste de APIs</text:p>
          </table:table-cell>
          <table:table-cell table:style-name="Tabela1.A1" office:value-type="string">
            <text:p text:style-name="Table_20_Contents">Enviar requisições e ver respostas JSON</text:p>
          </table:table-cell>
        </table:table-row>
      </table:table>
      <text:p text:style-name="Horizontal_20_Line"/>
      <text:p text:style-name="Text_20_body">Quer que eu te ajude a montar um exemplo prático: criar uma API PHP no Docker e testar com Postman?</text:p>
      <text:p text:style-name="Text_20_body">Excelente pergunta — e super importante para dar <text:span text:style-name="Strong_20_Emphasis">sentido prático</text:span> ao que você está aprendendo. Vamos ver <text:span text:style-name="Strong_20_Emphasis">onde tudo isso entra no dia a dia real de um programador</text:span>, principalmente em áreas como desenvolvimento web, backend, DevOps e ciência de dados.</text:p>
      <text:p text:style-name="Horizontal_20_Line"/>
      <text:h text:style-name="Heading_20_2" text:outline-level="2"><text:soft-page-break/>🧩 <text:span text:style-name="Strong_20_Emphasis">Resumo do que você aprendeu até aqui:</text:span></text:h>
      <text:list text:style-name="L23">
        <text:list-item>
          <text:p text:style-name="P26"><text:span text:style-name="Strong_20_Emphasis">PHP</text:span> para criar <text:span text:style-name="Strong_20_Emphasis">APIs REST</text:span> (backend).</text:p>
        </text:list-item>
        <text:list-item>
          <text:p text:style-name="P26"><text:span text:style-name="Strong_20_Emphasis">Docker</text:span> para empacotar e rodar aplicações em qualquer ambiente.</text:p>
        </text:list-item>
        <text:list-item>
          <text:p text:style-name="P26"><text:span text:style-name="Strong_20_Emphasis">Docker Compose</text:span> para orquestrar múltiplos serviços (como PHP + MySQL).</text:p>
        </text:list-item>
        <text:list-item>
          <text:p text:style-name="P26"><text:span text:style-name="Strong_20_Emphasis">MySQL</text:span> como banco de dados relacional.</text:p>
        </text:list-item>
        <text:list-item>
          <text:p text:style-name="P26"><text:span text:style-name="Strong_20_Emphasis">Postman</text:span> para testar APIs.</text:p>
        </text:list-item>
        <text:list-item>
          <text:p text:style-name="P26"><text:span text:style-name="Strong_20_Emphasis">Sistemas Distribuídos</text:span> como arquitetura base para aplicações modernas.</text:p>
        </text:list-item>
      </text:list>
      <text:p text:style-name="Horizontal_20_Line"/>
      <text:h text:style-name="Heading_20_2" text:outline-level="2">🛠️ <text:span text:style-name="Strong_20_Emphasis">Onde isso é usado no dia a dia do programador?</text:span></text:h>
      <text:h text:style-name="Heading_20_3" text:outline-level="3">✅ <text:span text:style-name="Strong_20_Emphasis">1. Desenvolvimento de APIs (back-end)</text:span></text:h>
      <text:p text:style-name="Text_20_body">No mundo real, aplicações modernas (como apps, sites, dashboards) <text:span text:style-name="Strong_20_Emphasis">dependem de APIs</text:span> para buscar dados, salvar informações ou autenticar usuários. Você pode estar:</text:p>
      <text:list text:style-name="L24">
        <text:list-item>
          <text:p text:style-name="P27">Criando uma <text:span text:style-name="Strong_20_Emphasis">API de cadastro/login</text:span></text:p>
        </text:list-item>
        <text:list-item>
          <text:p text:style-name="P27">Servindo dados para um app ou front-end em React, Vue, Flutter etc.</text:p>
        </text:list-item>
        <text:list-item>
          <text:p text:style-name="P27">Implementando <text:span text:style-name="Strong_20_Emphasis">CRUDs</text:span> (como a API de alunos que fizemos)</text:p>
        </text:list-item>
        <text:list-item>
          <text:p text:style-name="P27">Trabalhando em microserviços</text:p>
        </text:list-item>
      </text:list>
      <text:p text:style-name="Text_20_body">📍<text:span text:style-name="Strong_20_Emphasis">Ferramentas usadas</text:span>: PHP, API REST, Postman, MySQL</text:p>
      <text:p text:style-name="Horizontal_20_Line"/>
      <text:h text:style-name="Heading_20_3" text:outline-level="3">✅ <text:span text:style-name="Strong_20_Emphasis">2. Containerização e ambientes de desenvolvimento</text:span></text:h>
      <text:p text:style-name="Text_20_body">No dia a dia, em vez de instalar manualmente Apache, PHP, MySQL etc., os devs usam <text:span text:style-name="Strong_20_Emphasis">Docker</text:span> para:</text:p>
      <text:list text:style-name="L25">
        <text:list-item>
          <text:p text:style-name="P28">Ter o ambiente configurado de forma idêntica no time todo</text:p>
        </text:list-item>
        <text:list-item>
          <text:p text:style-name="P28">Garantir que a aplicação roda igual em qualquer máquina (desenvolvimento, homologação, produção)</text:p>
        </text:list-item>
        <text:list-item>
          <text:p text:style-name="P28">Subir <text:span text:style-name="Strong_20_Emphasis">vários serviços ao mesmo tempo</text:span> com Docker Compose</text:p>
        </text:list-item>
      </text:list>
      <text:p text:style-name="Text_20_body">📍<text:span text:style-name="Strong_20_Emphasis">Ferramentas usadas</text:span>: Docker, Docker Compose</text:p>
      <text:p text:style-name="Horizontal_20_Line"/>
      <text:h text:style-name="Heading_20_3" text:outline-level="3">✅ <text:span text:style-name="Strong_20_Emphasis">3. Deploy e escalabilidade (Sistemas Distribuídos)</text:span></text:h>
      <text:p text:style-name="Text_20_body">Se sua aplicação precisa crescer ou estar disponível para milhares de usuários:</text:p>
      <text:list text:style-name="L26">
        <text:list-item>
          <text:p text:style-name="P29">Você distribui partes do sistema em <text:span text:style-name="Strong_20_Emphasis">vários servidores</text:span></text:p>
        </text:list-item>
        <text:list-item>
          <text:p text:style-name="P29">Roda <text:span text:style-name="Strong_20_Emphasis">containers Docker na nuvem</text:span> (AWS, Azure, GCP, etc.)</text:p>
        </text:list-item>
        <text:list-item>
          <text:p text:style-name="P29"><text:soft-page-break/>Usa técnicas de <text:span text:style-name="Strong_20_Emphasis">balanceamento de carga</text:span>, replicação de banco, orquestração (Kubernetes)</text:p>
        </text:list-item>
      </text:list>
      <text:p text:style-name="Text_20_body">📍<text:span text:style-name="Strong_20_Emphasis">Conceitos usados</text:span>: Arquitetura distribuída, containers, API, escalabilidade</text:p>
      <text:h text:style-name="Heading_20_3" text:outline-level="3">✅ <text:span text:style-name="Strong_20_Emphasis">4. Testes e qualidade de software</text:span></text:h>
      <text:list text:style-name="L27">
        <text:list-item>
          <text:p text:style-name="P30">No dia a dia, <text:span text:style-name="Strong_20_Emphasis">testar APIs com Postman</text:span> é comum antes de publicar uma nova versão.</text:p>
        </text:list-item>
        <text:list-item>
          <text:p text:style-name="P30">Você simula chamadas que o front-end ou outro sistema faria.</text:p>
        </text:list-item>
      </text:list>
      <text:p text:style-name="Text_20_body">📍<text:span text:style-name="Strong_20_Emphasis">Ferramentas usadas</text:span>: Postman, curl, testes automatizados de API</text:p>
      <text:h text:style-name="Heading_20_3" text:outline-level="3">✅ <text:span text:style-name="Strong_20_Emphasis">5. Integração com outros sistemas</text:span></text:h>
      <text:list text:style-name="L28">
        <text:list-item>
          <text:p text:style-name="P31">Suas APIs podem ser usadas por sistemas externos (ex: gateways de pagamento, ERPs, apps de terceiros)</text:p>
        </text:list-item>
        <text:list-item>
          <text:p text:style-name="P31">Usar <text:span text:style-name="Strong_20_Emphasis">Docker + API REST</text:span> torna a integração padronizada e segura.</text:p>
        </text:list-item>
      </text:list>
      <text:p text:style-name="Text_20_body">📍<text:span text:style-name="Strong_20_Emphasis">Cenário real</text:span>: "Nosso sistema de gestão de alunos se comunica com a plataforma da prefeitura via API REST"</text:p>
      <text:h text:style-name="Heading_20_2" text:outline-level="2">🧪 Exemplo do mundo real</text:h>
      <text:p text:style-name="Text_20_body">Imagine que você trabalha em uma escola e precisa:</text:p>
      <text:list text:style-name="L29">
        <text:list-item>
          <text:p text:style-name="P32">Criar um <text:span text:style-name="Strong_20_Emphasis">sistema de matrícula online</text:span></text:p>
        </text:list-item>
        <text:list-item>
          <text:p text:style-name="P32">Ter uma API para <text:span text:style-name="Strong_20_Emphasis">consultar, cadastrar, editar e remover alunos</text:span></text:p>
        </text:list-item>
        <text:list-item>
          <text:p text:style-name="P32">Usar PHP no back-end, MySQL para armazenar dados</text:p>
        </text:list-item>
        <text:list-item>
          <text:p text:style-name="P32">Garantir que isso <text:span text:style-name="Strong_20_Emphasis">funcione em qualquer servidor</text:span> (usando Docker)</text:p>
        </text:list-item>
        <text:list-item>
          <text:p text:style-name="P32">Testar tudo antes de subir (usando Postman)</text:p>
        </text:list-item>
        <text:list-item>
          <text:p text:style-name="P32">Ter tudo rodando na <text:span text:style-name="Strong_20_Emphasis">nuvem com escalabilidade</text:span> (conceito de sistemas distribuídos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9:39:28.595000000</meta:creation-date>
    <dc:date>2025-05-28T11:18:03.015000000</dc:date>
    <meta:editing-duration>PT1H38M34S</meta:editing-duration>
    <meta:editing-cycles>1</meta:editing-cycles>
    <meta:document-statistic meta:table-count="1" meta:image-count="0" meta:object-count="0" meta:page-count="11" meta:paragraph-count="250" meta:word-count="2482" meta:character-count="15594" meta:non-whitespace-character-count="13472"/>
    <meta:generator>LibreOffice/7.4.3.2$Windows_X86_64 LibreOffice_project/1048a8393ae2eeec98dff31b5c133c5f1d08b890</meta:generator>
  </office:meta>
</office:document-meta>
</file>